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GARCIA CONDORI ABEL LU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6315876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32423819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GARCIA CONDORI, ABEL LUI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631587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16 960 5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8/2021</text:p>
          </table:table-cell>
          <table:table-cell table:style-name="Tabla2.A3" office:value-type="string">
            <text:p text:style-name="P22">885296</text:p>
          </table:table-cell>
          <table:table-cell table:style-name="Tabla2.D3" office:value-type="string">
            <text:p text:style-name="P23">18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7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21:02:36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